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44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3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Questi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Name of Teacher who teaches Maths subject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Name of student whose Stu_ID is 3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Name of Teacher whose salary is greater than 4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ional</text:p>
          </table:table-cell>
        </table:table-row>
        <table:table-row table:style-name="ro2">
          <table:table-cell office:value-type="string" calcext:value-type="string">
            <text:p>Name of Hod whose department contains the class with Cls_ID 1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Salary of teacher who teaches subject with Sub_ID 5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Name of Student whose Department name is C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List the name of student who study in Department 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Name of student whose age is less than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ional</text:p>
          </table:table-cell>
        </table:table-row>
        <table:table-row table:style-name="ro2">
          <table:table-cell office:value-type="string" calcext:value-type="string">
            <text:p>Name of student whose age is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ional</text:p>
          </table:table-cell>
        </table:table-row>
        <table:table-row table:style-name="ro2">
          <table:table-cell office:value-type="string" calcext:value-type="string">
            <text:p>Name of student whose age is greater than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ional</text:p>
          </table:table-cell>
        </table:table-row>
        <table:table-row table:style-name="ro2">
          <table:table-cell office:value-type="string" calcext:value-type="string">
            <text:p>List the maximum number of students a class can h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Name of student who study in class with Cls_ID 10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List Stu_ID who study in department 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Show teacher who work under department 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Name of Teacher whose salary is less than 50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ion</text:p>
          </table:table-cell>
        </table:table-row>
        <table:table-row table:style-name="ro2">
          <table:table-cell office:value-type="string" calcext:value-type="string">
            <text:p>Age of student Priy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Name of department where Suja teacher work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 join</text:p>
          </table:table-cell>
        </table:table-row>
        <table:table-row table:style-name="ro2">
          <table:table-cell office:value-type="string" calcext:value-type="string">
            <text:p>Name of department where Suja teacher is working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 join</text:p>
          </table:table-cell>
        </table:table-row>
        <table:table-row table:style-name="ro2">
          <table:table-cell office:value-type="string" calcext:value-type="string">
            <text:p>Maximum students CSE deaprtment can h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Who is HOD of CSE department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List the depart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List out hod names and departme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Which subject have Sub_ID 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Student with age 21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List out teachers with Dep_ID 5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Department name under which Vandana teacher is work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</text:p>
          </table:table-cell>
        </table:table-row>
        <table:table-row table:style-name="ro2">
          <table:table-cell office:value-type="string" calcext:value-type="string">
            <text:p>list the teachers who teaches the subject CH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in</text:p>
          </table:table-cell>
        </table:table-row>
        <table:table-row table:style-name="ro2" table:number-rows-repeated="1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2:15:36.656606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2:23:00.220293281</meta:creation-date>
    <dc:date>2017-04-10T23:48:59.838385067</dc:date>
    <meta:editing-duration>PT1H12M39S</meta:editing-duration>
    <meta:editing-cycles>4</meta:editing-cycles>
    <meta:generator>LibreOffice/5.1.4.2$Linux_X86_64 LibreOffice_project/10m0$Build-2</meta:generator>
    <meta:document-statistic meta:table-count="1" meta:cell-count="84" meta:object-count="0"/>
  </office:meta>
</office:document-meta>
</file>